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13EC000019C8A7DB11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nger Paint" svg:font-family="'Finger Pain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margin-left="0.2in" fo:margin-right="0.2in" fo:text-indent="0in" style:auto-text-indent="false"/>
      <style:text-properties fo:color="#000000"/>
    </style:style>
    <style:style style:name="P2" style:family="paragraph" style:parent-style-name="Standard">
      <style:paragraph-properties fo:margin-left="0.2in" fo:margin-right="0.2in" fo:text-align="center" style:justify-single-word="false" fo:text-indent="0in" style:auto-text-indent="false"/>
      <style:text-properties fo:color="#000000" style:font-name="Finger Paint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margin-left="0.2in" fo:margin-right="0.2in" fo:text-align="center" style:justify-single-word="false" fo:text-indent="0in" style:auto-text-indent="false"/>
      <style:text-properties fo:color="#000000" style:font-name="Finger Paint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2in" fo:margin-right="0.2in" fo:text-align="center" style:justify-single-word="false" fo:text-indent="0in" style:auto-text-indent="false"/>
      <style:text-properties fo:color="#000000" style:font-name="Finger Paint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2in" fo:margin-right="0.2in" fo:text-align="center" style:justify-single-word="false" fo:text-indent="0in" style:auto-text-indent="false"/>
      <style:text-properties fo:color="#000000" style:font-name="Ebrima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2in" fo:margin-right="0.2in" fo:text-align="center" style:justify-single-word="false" fo:text-indent="0in" style:auto-text-indent="false"/>
      <style:text-properties fo:color="#000000" style:font-name="Ebrim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2in" fo:margin-right="0.2in" fo:text-align="center" style:justify-single-word="false" fo:text-indent="0in" style:auto-text-indent="false"/>
      <style:text-properties fo:color="#000000" style:font-name="Ebrima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8" style:family="paragraph" style:parent-style-name="Standard" style:master-page-name="">
      <style:paragraph-properties fo:margin-left="0.2in" fo:margin-right="0.2in" fo:text-align="center" style:justify-single-word="false" fo:text-indent="0in" style:auto-text-indent="false" style:page-number="auto"/>
      <style:text-properties fo:color="#000000" style:font-name="Finger Paint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9" style:family="paragraph" style:parent-style-name="Standard">
      <style:paragraph-properties fo:margin-left="0.2in" fo:margin-right="0.2in" fo:margin-top="0in" fo:margin-bottom="0.0799in" fo:line-height="115%" fo:text-align="center" style:justify-single-word="false" fo:text-indent="0in" style:auto-text-indent="false"/>
      <style:text-properties fo:color="#000000" style:font-name="Ebrima" fo:font-size="24pt" fo:language="en" fo:country="none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left="0.2in" fo:margin-right="0.2in" fo:margin-top="0in" fo:margin-bottom="0.0799in" fo:line-height="115%" fo:text-align="center" style:justify-single-word="false" fo:text-indent="0in" style:auto-text-indent="false"/>
      <style:text-properties fo:color="#000000" style:font-name="Ebrima" fo:language="en" fo:country="none" fo:font-weight="bold" style:font-weight-asian="bold" style:font-weight-complex="bold"/>
    </style:style>
    <style:style style:name="P11" style:family="paragraph" style:parent-style-name="Standard">
      <style:paragraph-properties fo:margin-left="0.2in" fo:margin-right="0.2in" fo:margin-top="0in" fo:margin-bottom="0.0799in" fo:line-height="115%" fo:text-align="center" style:justify-single-word="false" fo:text-indent="0in" style:auto-text-indent="false"/>
      <style:text-properties fo:color="#000000" style:font-name="Ebrima" fo:font-weight="bold" style:font-weight-asian="bold" style:font-weight-complex="bold"/>
    </style:style>
    <style:style style:name="P12" style:family="paragraph" style:parent-style-name="Standard">
      <style:paragraph-properties fo:margin-left="0.2in" fo:margin-right="0.2in" fo:margin-top="0in" fo:margin-bottom="0.0799in" fo:line-height="115%" fo:text-align="center" style:justify-single-word="false" fo:text-indent="0in" style:auto-text-indent="false"/>
      <style:text-properties fo:color="#000000" style:font-name="Ebrima" fo:font-size="12pt" fo:language="en" fo:country="none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2in" fo:margin-right="0.2in" fo:margin-top="0in" fo:margin-bottom="0.0799in" fo:line-height="115%" fo:text-align="center" style:justify-single-word="false" fo:text-indent="0in" style:auto-text-indent="false"/>
      <style:text-properties fo:color="#000000" style:font-name="Ebrima" fo:font-size="12pt" fo:language="en" fo:country="none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2in" fo:margin-right="0.2in" fo:margin-top="0in" fo:margin-bottom="0.0799in" fo:line-height="115%" fo:text-align="center" style:justify-single-word="false" fo:text-indent="0in" style:auto-text-indent="false"/>
      <style:text-properties fo:color="#000000" style:font-name="Ebrima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2in" fo:margin-right="0.2in" fo:margin-top="0in" fo:margin-bottom="0.0799in" fo:line-height="115%" fo:text-align="center" style:justify-single-word="false" fo:text-indent="0in" style:auto-text-indent="false"/>
      <style:text-properties fo:color="#000000" style:font-name="Finger Paint" fo:font-size="36pt" fo:language="en" fo:country="none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 style:parent-style-name="Standard">
      <style:paragraph-properties fo:margin-left="0.2in" fo:margin-right="0.2in" fo:margin-top="0in" fo:margin-bottom="0.0799in" fo:line-height="115%" fo:text-align="center" style:justify-single-word="false" fo:text-indent="0in" style:auto-text-indent="false"/>
      <style:text-properties style:font-name="Ebrima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margin-left="0.2in" fo:margin-right="0.2in" fo:text-align="start" style:justify-single-word="false" fo:text-indent="0in" style:auto-text-indent="false"/>
      <style:text-properties fo:color="#000000" style:font-name="Ebrim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margin-left="0.2in" fo:margin-right="0.2in" fo:text-align="end" style:justify-single-word="false" fo:text-indent="0in" style:auto-text-indent="false"/>
      <style:text-properties fo:color="#000000" style:font-name="Ebrima" fo:font-size="14pt" style:font-size-asian="14pt" style:font-size-complex="14pt"/>
    </style:style>
    <style:style style:name="P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Ebrima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Ebrima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.2in" fo:margin-right="0.2in" fo:text-align="center" style:justify-single-word="false" fo:text-indent="0in" style:auto-text-indent="false" style:shadow="none"/>
      <style:text-properties fo:color="#000000" style:font-name="Ebrima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.2in" fo:margin-right="0.2in" fo:text-align="center" style:justify-single-word="false" fo:text-indent="0in" style:auto-text-indent="false"/>
      <style:text-properties fo:color="#000000" style:font-name="Finger Paint" fo:font-size="36pt" fo:font-weight="bold" style:font-size-asian="36pt" style:font-weight-asian="bold" style:font-size-complex="36pt" style:font-weight-complex="bold"/>
    </style:style>
    <style:style style:name="P23" style:family="paragraph" style:parent-style-name="Standard">
      <style:paragraph-properties fo:margin-left="0.2in" fo:margin-right="0.2in" fo:margin-top="0in" fo:margin-bottom="0.0799in" fo:line-height="115%" fo:text-align="center" style:justify-single-word="false" fo:text-indent="0in" style:auto-text-indent="false"/>
      <style:text-properties fo:color="#000000" style:font-name="Ebrima" fo:font-size="36pt" fo:language="en" fo:country="none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2pt" fo:language="en" fo:country="none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text-underline-style="non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4"/></text:p>
      <text:p text:style-name="P22"><text:span text:style-name="T3">Credits</text:span></text:p>
      <text:p text:style-name="P7"/>
      <text:p text:style-name="P9">Design</text:p>
      <text:p text:style-name="P10">Original Concept - Karen Blake</text:p>
      <text:p text:style-name="P10">Designers - Kurt Loeffler, William Blake and Matt Hunter</text:p>
      <text:p text:style-name="P10">Research - Karen Blake and Matt Hunter</text:p>
      <text:p text:style-name="P11"/>
      <text:p text:style-name="P9">Programming</text:p>
      <text:p text:style-name="P10">Technical Director - Kurt Loeffler</text:p>
      <text:p text:style-name="P12">Unity Programmer - Jeff Frank</text:p>
      <text:p text:style-name="P12"/>
      <text:p text:style-name="P9">Graphics</text:p>
      <text:p text:style-name="P10">Art Director - William Blake</text:p>
      <text:p text:style-name="P10">Lead Artist - Matt Hunter</text:p>
      <text:p text:style-name="P10"><text:bookmark-start text:name="__DdeLink__1_1792754191"/>Additional<text:bookmark-end text:name="__DdeLink__1_1792754191"/> Art - Kurt Loeffler</text:p>
      <text:p text:style-name="P10">Color Consultant - Kayte Van de Mark</text:p>
      <text:p text:style-name="P12"/>
      <text:p text:style-name="P9">Music / Sound Programming</text:p>
      <text:p text:style-name="P10">Music - Lucian Marza</text:p>
      <text:p text:style-name="P10">Sound Engineer - Lucian Marza</text:p>
      <text:p text:style-name="P12">Voiceovers - David George and Maya Tuttle</text:p>
      <text:p text:style-name="P11"/>
      <text:p text:style-name="P11"><text:soft-page-break/></text:p>
      <text:p text:style-name="P9">Management</text:p>
      <text:p text:style-name="P13">Producer - Karen Blake</text:p>
      <text:p text:style-name="P13">Production Coordinator - Matt Hunter</text:p>
      <text:p text:style-name="P13">Creative Director – William Blake and Greg Orduyan</text:p>
      <text:p text:style-name="P12"/>
      <text:p text:style-name="P9">Testing</text:p>
      <text:p text:style-name="P13">TBD</text:p>
      <text:p text:style-name="P12"/>
      <text:p text:style-name="P9">References</text:p>
      <text:p text:style-name="P13"><text:s/>http://www.iucnredlist.org/</text:p>
      <text:p text:style-name="P13">http://www.wildliferanching.com/</text:p>
      <text:p text:style-name="P13">http://www.wild-about-you.com/</text:p>
      <text:p text:style-name="P13">http://www.ultimateungulate.com/</text:p>
      <text:p text:style-name="P13"/>
      <text:p text:style-name="P13"/>
      <text:p text:style-name="P15">Customer Support</text:p>
      <text:p text:style-name="P13"/>
      <text:p text:style-name="P13"/>
      <text:p text:style-name="P13">You can visit AntelopeUp.com for customer support and updates.</text:p>
      <text:p text:style-name="P13"/>
      <text:p text:style-name="P16"><text:a xlink:type="simple" xlink:href="https://antelopeup.com/" text:style-name="Internet_20_link" text:visited-style-name="Visited_20_Internet_20_Link"><text:span text:style-name="T2">https://antelopeup.com/</text:span>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nger Paint" svg:font-family="'Finger Pain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Page_20_Number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 xlink:href="Pictures/10000000000013EC000019C8A7DB11CE.png" xlink:type="simple" xlink:actuate="onLoad" style:repeat="stretch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Hunter</meta:initial-creator>
    <meta:creation-date>2018-12-11T20:53:17.62</meta:creation-date>
    <dc:date>2018-12-17T11:33:16.76</dc:date>
    <dc:creator>Matt Hunter</dc:creator>
    <meta:editing-duration>PT4H42M52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2" meta:paragraph-count="31" meta:word-count="114" meta:character-count="814"/>
  </office:meta>
</office:document-meta>
</file>